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USLEIHEN</text:p>
          </table:table-cell>
          <table:table-cell table:number-columns-repeated="7"/>
          <table:table-cell office:value-type="string" calcext:value-type="string">
            <text:p>E-BOO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1963" calcext:value-type="float">
            <text:p>1101963</text:p>
          </table:table-cell>
          <table:table-cell office:value-type="float" office:value="279118" calcext:value-type="float">
            <text:p>279118</text:p>
          </table:table-cell>
          <table:table-cell office:value-type="float" office:value="535030" calcext:value-type="float">
            <text:p>535030</text:p>
          </table:table-cell>
          <table:table-cell office:value-type="float" office:value="590215" calcext:value-type="float">
            <text:p>590215</text:p>
          </table:table-cell>
          <table:table-cell office:value-type="float" office:value="390039" calcext:value-type="float">
            <text:p>390039</text:p>
          </table:table-cell>
          <table:table-cell office:value-type="float" office:value="459688" calcext:value-type="float">
            <text:p>45968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502360" calcext:value-type="float">
            <text:p>50236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float" office:value="14244" calcext:value-type="float">
            <text:p>14244</text:p>
          </table:table-cell>
          <table:table-cell office:value-type="float" office:value="1945" calcext:value-type="float">
            <text:p>1945</text:p>
          </table:table-cell>
          <table:table-cell office:value-type="float" office:value="4458" calcext:value-type="float">
            <text:p>445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898000" calcext:value-type="float">
            <text:p>898000</text:p>
          </table:table-cell>
          <table:table-cell office:value-type="float" office:value="949000" calcext:value-type="float">
            <text:p>949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951000" calcext:value-type="float">
            <text:p>951000</text:p>
          </table:table-cell>
          <table:table-cell office:value-type="float" office:value="712160" calcext:value-type="float">
            <text:p>71216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5601" calcext:value-type="float">
            <text:p>25601</text:p>
          </table:table-cell>
          <table:table-cell office:value-type="float" office:value="0" calcext:value-type="float">
            <text:p>0</text:p>
          </table:table-cell>
          <table:table-cell office:value-type="float" office:value="51830" calcext:value-type="float">
            <text:p>51830</text:p>
          </table:table-cell>
          <table:table-cell office:value-type="float" office:value="59319" calcext:value-type="float">
            <text:p>59319</text:p>
          </table:table-cell>
          <table:table-cell office:value-type="float" office:value="482167" calcext:value-type="float">
            <text:p>482167</text:p>
          </table:table-cell>
          <table:table-cell office:value-type="float" office:value="14459" calcext:value-type="float">
            <text:p>144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947000" calcext:value-type="float">
            <text:p>947000</text:p>
          </table:table-cell>
          <table:table-cell office:value-type="float" office:value="836000" calcext:value-type="float">
            <text:p>836000</text:p>
          </table:table-cell>
          <table:table-cell office:value-type="float" office:value="793000" calcext:value-type="float">
            <text:p>793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572283" calcext:value-type="float">
            <text:p>57228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63589" calcext:value-type="float">
            <text:p>63589</text:p>
          </table:table-cell>
          <table:table-cell office:value-type="float" office:value="910126" calcext:value-type="float">
            <text:p>910126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6246" calcext:value-type="float">
            <text:p>146246</text:p>
          </table:table-cell>
          <table:table-cell office:value-type="float" office:value="717277" calcext:value-type="float">
            <text:p>717277</text:p>
          </table:table-cell>
          <table:table-cell office:value-type="float" office:value="44847" calcext:value-type="float">
            <text:p>448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57000" calcext:value-type="float">
            <text:p>1057000</text:p>
          </table:table-cell>
          <table:table-cell office:value-type="float" office:value="781000" calcext:value-type="float">
            <text:p>781000</text:p>
          </table:table-cell>
          <table:table-cell office:value-type="float" office:value="745000" calcext:value-type="float">
            <text:p>74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429876" calcext:value-type="float">
            <text:p>42987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83952" calcext:value-type="float">
            <text:p>183952</text:p>
          </table:table-cell>
          <table:table-cell office:value-type="float" office:value="1267208" calcext:value-type="float">
            <text:p>1267208</text:p>
          </table:table-cell>
          <table:table-cell office:value-type="float" office:value="1134305" calcext:value-type="float">
            <text:p>1134305</text:p>
          </table:table-cell>
          <table:table-cell office:value-type="float" office:value="197978" calcext:value-type="float">
            <text:p>197978</text:p>
          </table:table-cell>
          <table:table-cell office:value-type="float" office:value="835641" calcext:value-type="float">
            <text:p>835641</text:p>
          </table:table-cell>
          <table:table-cell office:value-type="float" office:value="84275" calcext:value-type="float">
            <text:p>842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ENUTZER (eingetragene, Hochschulangehörige)</text:p>
          </table:table-cell>
          <table:table-cell table:number-columns-repeated="7"/>
          <table:table-cell office:value-type="string" calcext:value-type="string">
            <text:p>VOLLANZEIGEN von digitalen Einzeldokument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65" calcext:value-type="float">
            <text:p>20665</text:p>
          </table:table-cell>
          <table:table-cell office:value-type="float" office:value="23020" calcext:value-type="float">
            <text:p>23020</text:p>
          </table:table-cell>
          <table:table-cell office:value-type="float" office:value="42580" calcext:value-type="float">
            <text:p>42580</text:p>
          </table:table-cell>
          <table:table-cell office:value-type="float" office:value="14973" calcext:value-type="float">
            <text:p>14973</text:p>
          </table:table-cell>
          <table:table-cell office:value-type="float" office:value="29989" calcext:value-type="float">
            <text:p>29989</text:p>
          </table:table-cell>
          <table:table-cell office:value-type="float" office:value="11204" calcext:value-type="float">
            <text:p>1120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319" calcext:value-type="float">
            <text:p>29319</text:p>
          </table:table-cell>
          <table:table-cell office:value-type="float" office:value="28417" calcext:value-type="float">
            <text:p>28417</text:p>
          </table:table-cell>
          <table:table-cell office:value-type="float" office:value="35321" calcext:value-type="float">
            <text:p>35321</text:p>
          </table:table-cell>
          <table:table-cell office:value-type="float" office:value="17287" calcext:value-type="float">
            <text:p>17287</text:p>
          </table:table-cell>
          <table:table-cell office:value-type="float" office:value="28719" calcext:value-type="float">
            <text:p>28719</text:p>
          </table:table-cell>
          <table:table-cell office:value-type="float" office:value="12672" calcext:value-type="float">
            <text:p>12672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440" calcext:value-type="float">
            <text:p>32440</text:p>
          </table:table-cell>
          <table:table-cell office:value-type="float" office:value="32327" calcext:value-type="float">
            <text:p>32327</text:p>
          </table:table-cell>
          <table:table-cell office:value-type="float" office:value="32492" calcext:value-type="float">
            <text:p>32492</text:p>
          </table:table-cell>
          <table:table-cell office:value-type="float" office:value="13586" calcext:value-type="float">
            <text:p>13586</text:p>
          </table:table-cell>
          <table:table-cell office:value-type="float" office:value="34685" calcext:value-type="float">
            <text:p>34685</text:p>
          </table:table-cell>
          <table:table-cell office:value-type="float" office:value="14279" calcext:value-type="float">
            <text:p>14279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ehlt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263047" calcext:value-type="float">
            <text:p>2630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630" calcext:value-type="float">
            <text:p>31630</text:p>
          </table:table-cell>
          <table:table-cell office:value-type="float" office:value="36652" calcext:value-type="float">
            <text:p>36652</text:p>
          </table:table-cell>
          <table:table-cell office:value-type="float" office:value="41184" calcext:value-type="float">
            <text:p>41184</text:p>
          </table:table-cell>
          <table:table-cell office:value-type="float" office:value="13049" calcext:value-type="float">
            <text:p>13049</text:p>
          </table:table-cell>
          <table:table-cell office:value-type="float" office:value="26780" calcext:value-type="float">
            <text:p>26780</text:p>
          </table:table-cell>
          <table:table-cell office:value-type="float" office:value="14089" calcext:value-type="float">
            <text:p>14089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816104" calcext:value-type="float">
            <text:p>6816104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0" calcext:value-type="float">
            <text:p>0</text:p>
          </table:table-cell>
          <table:table-cell office:value-type="float" office:value="2934889" calcext:value-type="float">
            <text:p>29348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788" calcext:value-type="float">
            <text:p>27788</text:p>
          </table:table-cell>
          <table:table-cell office:value-type="float" office:value="36776" calcext:value-type="float">
            <text:p>36776</text:p>
          </table:table-cell>
          <table:table-cell office:value-type="float" office:value="44488" calcext:value-type="float">
            <text:p>44488</text:p>
          </table:table-cell>
          <table:table-cell office:value-type="float" office:value="12629" calcext:value-type="float">
            <text:p>12629</text:p>
          </table:table-cell>
          <table:table-cell office:value-type="float" office:value="29228" calcext:value-type="float">
            <text:p>29228</text:p>
          </table:table-cell>
          <table:table-cell office:value-type="float" office:value="12243" calcext:value-type="float">
            <text:p>12243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402985" calcext:value-type="float">
            <text:p>5402985</text:p>
          </table:table-cell>
          <table:table-cell office:value-type="float" office:value="3688000" calcext:value-type="float">
            <text:p>3688000</text:p>
          </table:table-cell>
          <table:table-cell office:value-type="float" office:value="0" calcext:value-type="float">
            <text:p>0</text:p>
          </table:table-cell>
          <table:table-cell office:value-type="float" office:value="2544549" calcext:value-type="float">
            <text:p>2544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954" calcext:value-type="float">
            <text:p>26954</text:p>
          </table:table-cell>
          <table:table-cell office:value-type="float" office:value="36182" calcext:value-type="float">
            <text:p>36182</text:p>
          </table:table-cell>
          <table:table-cell office:value-type="float" office:value="45893" calcext:value-type="float">
            <text:p>45893</text:p>
          </table:table-cell>
          <table:table-cell office:value-type="float" office:value="12240" calcext:value-type="float">
            <text:p>12240</text:p>
          </table:table-cell>
          <table:table-cell office:value-type="float" office:value="29147" calcext:value-type="float">
            <text:p>29147</text:p>
          </table:table-cell>
          <table:table-cell office:value-type="float" office:value="13868" calcext:value-type="float">
            <text:p>1386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LEIHEN PRO BENUTZER</text:p>
          </table:table-cell>
          <table:table-cell table:number-columns-repeated="7"/>
          <table:table-cell office:value-type="string" calcext:value-type="string">
            <text:p>AUFRUFE PRO E-BO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table:formula="of:=[.B3]/[.B11]" office:value-type="float" office:value="53.3250907331236" calcext:value-type="float">
            <text:p>53,33</text:p>
          </table:table-cell>
          <table:table-cell table:style-name="ce1" table:formula="of:=[.C3]/[.C11]" office:value-type="float" office:value="12.1250217202433" calcext:value-type="float">
            <text:p>12,13</text:p>
          </table:table-cell>
          <table:table-cell table:style-name="ce1" table:formula="of:=[.D3]/[.D11]" office:value-type="float" office:value="12.5652888680132" calcext:value-type="float">
            <text:p>12,57</text:p>
          </table:table-cell>
          <table:table-cell table:style-name="ce1" table:formula="of:=[.E3]/[.E11]" office:value-type="float" office:value="39.4186201829961" calcext:value-type="float">
            <text:p>39,42</text:p>
          </table:table-cell>
          <table:table-cell table:style-name="ce1" table:formula="of:=[.F3]/[.F11]" office:value-type="float" office:value="13.006068891927" calcext:value-type="float">
            <text:p>13,01</text:p>
          </table:table-cell>
          <table:table-cell table:style-name="ce1" table:formula="of:=[.G3]/[.G11]" office:value-type="float" office:value="41.0289182434845" calcext:value-type="float">
            <text:p>41,03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table:formula="of:=[.B4]/[.B12]" office:value-type="float" office:value="37.8594085746444" calcext:value-type="float">
            <text:p>37,86</text:p>
          </table:table-cell>
          <table:table-cell table:style-name="ce1" table:formula="of:=[.C4]/[.C12]" office:value-type="float" office:value="18.2989055846852" calcext:value-type="float">
            <text:p>18,30</text:p>
          </table:table-cell>
          <table:table-cell table:style-name="ce1" table:formula="of:=[.D4]/[.D12]" office:value-type="float" office:value="30.9164519690836" calcext:value-type="float">
            <text:p>30,92</text:p>
          </table:table-cell>
          <table:table-cell table:style-name="ce1" table:formula="of:=[.E4]/[.E12]" office:value-type="float" office:value="32.9727540926708" calcext:value-type="float">
            <text:p>32,97</text:p>
          </table:table-cell>
          <table:table-cell table:style-name="ce1" table:formula="of:=[.F4]/[.F12]" office:value-type="float" office:value="17.4448971064452" calcext:value-type="float">
            <text:p>17,44</text:p>
          </table:table-cell>
          <table:table-cell table:style-name="ce1" table:formula="of:=[.G4]/[.G12]" office:value-type="float" office:value="39.6433080808081" calcext:value-type="float">
            <text:p>39,64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/>
          <table:table-cell table:style-name="ce1" table:formula="of:=[.M12]/[.M4]" office:value-type="float" office:value="0" calcext:value-type="float">
            <text:p>0,00</text:p>
          </table:table-cell>
          <table:table-cell table:style-name="ce1" table:formula="of:=[.N12]/[.N4]" office:value-type="float" office:value="0" calcext:value-type="float">
            <text:p>0,00</text:p>
          </table:table-cell>
          <table:table-cell table:style-name="ce1" table:formula="of:=[.O12]/[.O4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table:formula="of:=[.B5]/[.B13]" office:value-type="float" office:value="42.2934648581998" calcext:value-type="float">
            <text:p>42,29</text:p>
          </table:table-cell>
          <table:table-cell table:style-name="ce1" table:formula="of:=[.C5]/[.C13]" office:value-type="float" office:value="27.7786370526185" calcext:value-type="float">
            <text:p>27,78</text:p>
          </table:table-cell>
          <table:table-cell table:style-name="ce1" table:formula="of:=[.D5]/[.D13]" office:value-type="float" office:value="29.2071894620214" calcext:value-type="float">
            <text:p>29,21</text:p>
          </table:table-cell>
          <table:table-cell table:style-name="ce1" table:formula="of:=[.E5]/[.E13]" office:value-type="float" office:value="56.5287796260857" calcext:value-type="float">
            <text:p>56,53</text:p>
          </table:table-cell>
          <table:table-cell table:style-name="ce1" table:formula="of:=[.F5]/[.F13]" office:value-type="float" office:value="27.4181923021479" calcext:value-type="float">
            <text:p>27,42</text:p>
          </table:table-cell>
          <table:table-cell table:style-name="ce1" table:formula="of:=[.G5]/[.G13]" office:value-type="float" office:value="49.8746410813082" calcext:value-type="float">
            <text:p>49,87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table:formula="of:=[.J13]/[.J5]" office:value-type="string" office:string-value="" calcext:value-type="error">
            <text:p>#WERT!</text:p>
          </table:table-cell>
          <table:table-cell table:style-name="ce1" table:formula="of:=[.K13]/[.K5]" office:value-type="string" office:string-value="" calcext:value-type="error">
            <text:p>#WERT!</text:p>
          </table:table-cell>
          <table:table-cell table:style-name="ce1" table:formula="of:=[.L13]/[.L5]" office:value-type="string" office:string-value="" calcext:value-type="error">
            <text:p>#WERT!</text:p>
          </table:table-cell>
          <table:table-cell table:style-name="ce1" table:formula="of:=[.M13]/[.M5]" office:value-type="float" office:value="7.58610226065847" calcext:value-type="float">
            <text:p>7,59</text:p>
          </table:table-cell>
          <table:table-cell table:style-name="ce1" table:formula="of:=[.N13]/[.N5]" office:value-type="float" office:value="0" calcext:value-type="float">
            <text:p>0,00</text:p>
          </table:table-cell>
          <table:table-cell table:style-name="ce1" table:formula="of:=[.O13]/[.O5]" office:value-type="float" office:value="18.1926135970676" calcext:value-type="float">
            <text:p>18,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table:formula="of:=[.B6]/[.B14]" office:value-type="float" office:value="37.8754347138792" calcext:value-type="float">
            <text:p>37,88</text:p>
          </table:table-cell>
          <table:table-cell table:style-name="ce1" table:formula="of:=[.C6]/[.C14]" office:value-type="float" office:value="25.8376077703809" calcext:value-type="float">
            <text:p>25,84</text:p>
          </table:table-cell>
          <table:table-cell table:style-name="ce1" table:formula="of:=[.D6]/[.D14]" office:value-type="float" office:value="20.2991452991453" calcext:value-type="float">
            <text:p>20,30</text:p>
          </table:table-cell>
          <table:table-cell table:style-name="ce1" table:formula="of:=[.E6]/[.E14]" office:value-type="float" office:value="60.7709403019388" calcext:value-type="float">
            <text:p>60,77</text:p>
          </table:table-cell>
          <table:table-cell table:style-name="ce1" table:formula="of:=[.F6]/[.F14]" office:value-type="float" office:value="32.4495892457058" calcext:value-type="float">
            <text:p>32,45</text:p>
          </table:table-cell>
          <table:table-cell table:style-name="ce1" table:formula="of:=[.G6]/[.G14]" office:value-type="float" office:value="40.6191354957768" calcext:value-type="float">
            <text:p>40,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table:formula="of:=[.J14]/[.J6]" office:value-type="string" office:string-value="" calcext:value-type="error">
            <text:p>#WERT!</text:p>
          </table:table-cell>
          <table:table-cell table:style-name="ce1" table:formula="of:=[.K14]/[.K6]" office:value-type="string" office:string-value="" calcext:value-type="error">
            <text:p>#WERT!</text:p>
          </table:table-cell>
          <table:table-cell table:style-name="ce1" table:formula="of:=[.L14]/[.L6]" office:value-type="float" office:value="52.0762489781262" calcext:value-type="float">
            <text:p>52,08</text:p>
          </table:table-cell>
          <table:table-cell table:style-name="ce1" table:formula="of:=[.M14]/[.M6]" office:value-type="float" office:value="14.5645009094266" calcext:value-type="float">
            <text:p>14,56</text:p>
          </table:table-cell>
          <table:table-cell table:style-name="ce1" table:formula="of:=[.N14]/[.N6]" office:value-type="float" office:value="0" calcext:value-type="float">
            <text:p>0,00</text:p>
          </table:table-cell>
          <table:table-cell table:style-name="ce1" table:formula="of:=[.O14]/[.O6]" office:value-type="float" office:value="65.4422592369612" calcext:value-type="float">
            <text:p>65,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table:formula="of:=[.B7]/[.B16]" office:value-type="float" office:value="39.2149588187282" calcext:value-type="float">
            <text:p>39,21</text:p>
          </table:table-cell>
          <table:table-cell table:style-name="ce1" table:formula="of:=[.C7]/[.C16]" office:value-type="float" office:value="21.5853186667404" calcext:value-type="float">
            <text:p>21,59</text:p>
          </table:table-cell>
          <table:table-cell table:style-name="ce1" table:formula="of:=[.D7]/[.D16]" office:value-type="float" office:value="16.2334125029961" calcext:value-type="float">
            <text:p>16,23</text:p>
          </table:table-cell>
          <table:table-cell table:style-name="ce1" table:formula="of:=[.E7]/[.E16]" office:value-type="float" office:value="49.0196078431373" calcext:value-type="float">
            <text:p>49,02</text:p>
          </table:table-cell>
          <table:table-cell table:style-name="ce1" table:formula="of:=[.F7]/[.F16]" office:value-type="float" office:value="27.4813874498233" calcext:value-type="float">
            <text:p>27,48</text:p>
          </table:table-cell>
          <table:table-cell table:style-name="ce1" table:formula="of:=[.G7]/[.G16]" office:value-type="float" office:value="30.9976925295645" calcext:value-type="float">
            <text:p>31,00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table:formula="of:=[.J15]/[.J7]" office:value-type="string" office:string-value="" calcext:value-type="error">
            <text:p>#WERT!</text:p>
          </table:table-cell>
          <table:table-cell table:style-name="ce1" table:formula="of:=[.K15]/[.K7]" office:value-type="string" office:string-value="" calcext:value-type="error">
            <text:p>#WERT!</text:p>
          </table:table-cell>
          <table:table-cell table:style-name="ce1" table:formula="of:=[.L15]/[.L7]" office:value-type="float" office:value="4.76325591441455" calcext:value-type="float">
            <text:p>4,76</text:p>
          </table:table-cell>
          <table:table-cell table:style-name="ce1" table:formula="of:=[.M15]/[.M7]" office:value-type="float" office:value="18.6283324409783" calcext:value-type="float">
            <text:p>18,63</text:p>
          </table:table-cell>
          <table:table-cell table:style-name="ce1" table:formula="of:=[.N15]/[.N7]" office:value-type="float" office:value="0" calcext:value-type="float">
            <text:p>0,00</text:p>
          </table:table-cell>
          <table:table-cell table:style-name="ce1" table:formula="of:=[.O15]/[.O7]" office:value-type="float" office:value="30.1934025511718" calcext:value-type="float">
            <text:p>30,1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LEIHZAHLEN lt. Interner Bibliotheksstatistiken (im Web veröffentlich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SLEIH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1963" calcext:value-type="float">
            <text:p>1101963</text:p>
          </table:table-cell>
          <table:table-cell office:value-type="float" office:value="279118" calcext:value-type="float">
            <text:p>279118</text:p>
          </table:table-cell>
          <table:table-cell office:value-type="float" office:value="535030" calcext:value-type="float">
            <text:p>535030</text:p>
          </table:table-cell>
          <table:table-cell office:value-type="float" office:value="590215" calcext:value-type="float">
            <text:p>590215</text:p>
          </table:table-cell>
          <table:table-cell office:value-type="float" office:value="390039" calcext:value-type="float">
            <text:p>390039</text:p>
          </table:table-cell>
          <table:table-cell office:value-type="float" office:value="459688" calcext:value-type="float">
            <text:p>459688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502360" calcext:value-type="float">
            <text:p>502360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72140" calcext:value-type="float">
            <text:p>1372140</text:p>
          </table:table-cell>
          <table:table-cell office:value-type="float" office:value="898000" calcext:value-type="float">
            <text:p>898000</text:p>
          </table:table-cell>
          <table:table-cell office:value-type="float" office:value="949000" calcext:value-type="float">
            <text:p>949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951000" calcext:value-type="float">
            <text:p>951000</text:p>
          </table:table-cell>
          <table:table-cell office:value-type="float" office:value="712160" calcext:value-type="float">
            <text:p>712160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98619" calcext:value-type="float">
            <text:p>1198619</text:p>
          </table:table-cell>
          <table:table-cell office:value-type="float" office:value="947000" calcext:value-type="float">
            <text:p>947000</text:p>
          </table:table-cell>
          <table:table-cell office:value-type="float" office:value="836000" calcext:value-type="float">
            <text:p>836000</text:p>
          </table:table-cell>
          <table:table-cell office:value-type="float" office:value="793000" calcext:value-type="float">
            <text:p>793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572283" calcext:value-type="float">
            <text:p>572283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57000" calcext:value-type="float">
            <text:p>1057000</text:p>
          </table:table-cell>
          <table:table-cell office:value-type="float" office:value="781000" calcext:value-type="float">
            <text:p>781000</text:p>
          </table:table-cell>
          <table:table-cell office:value-type="float" office:value="745000" calcext:value-type="float">
            <text:p>745000</text:p>
          </table:table-cell>
          <table:table-cell office:value-type="float" office:value="288168" calcext:value-type="float">
            <text:p>288168</text:p>
          </table:table-cell>
          <table:table-cell office:value-type="float" office:value="801000" calcext:value-type="float">
            <text:p>801000</text:p>
          </table:table-cell>
          <table:table-cell office:value-type="float" office:value="429876" calcext:value-type="float">
            <text:p>4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UTZER (eingetragene, Hochschulangehörige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65" calcext:value-type="float">
            <text:p>20665</text:p>
          </table:table-cell>
          <table:table-cell office:value-type="float" office:value="23020" calcext:value-type="float">
            <text:p>23020</text:p>
          </table:table-cell>
          <table:table-cell office:value-type="float" office:value="42580" calcext:value-type="float">
            <text:p>42580</text:p>
          </table:table-cell>
          <table:table-cell office:value-type="float" office:value="14973" calcext:value-type="float">
            <text:p>14973</text:p>
          </table:table-cell>
          <table:table-cell office:value-type="float" office:value="29989" calcext:value-type="float">
            <text:p>29989</text:p>
          </table:table-cell>
          <table:table-cell office:value-type="float" office:value="11204" calcext:value-type="float">
            <text:p>11204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319" calcext:value-type="float">
            <text:p>29319</text:p>
          </table:table-cell>
          <table:table-cell office:value-type="float" office:value="28417" calcext:value-type="float">
            <text:p>28417</text:p>
          </table:table-cell>
          <table:table-cell office:value-type="float" office:value="35321" calcext:value-type="float">
            <text:p>35321</text:p>
          </table:table-cell>
          <table:table-cell office:value-type="float" office:value="17287" calcext:value-type="float">
            <text:p>17287</text:p>
          </table:table-cell>
          <table:table-cell office:value-type="float" office:value="28719" calcext:value-type="float">
            <text:p>28719</text:p>
          </table:table-cell>
          <table:table-cell office:value-type="float" office:value="12672" calcext:value-type="float">
            <text:p>12672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440" calcext:value-type="float">
            <text:p>32440</text:p>
          </table:table-cell>
          <table:table-cell office:value-type="float" office:value="32327" calcext:value-type="float">
            <text:p>32327</text:p>
          </table:table-cell>
          <table:table-cell office:value-type="float" office:value="32492" calcext:value-type="float">
            <text:p>32492</text:p>
          </table:table-cell>
          <table:table-cell office:value-type="float" office:value="13586" calcext:value-type="float">
            <text:p>13586</text:p>
          </table:table-cell>
          <table:table-cell office:value-type="float" office:value="34685" calcext:value-type="float">
            <text:p>34685</text:p>
          </table:table-cell>
          <table:table-cell office:value-type="float" office:value="14279" calcext:value-type="float">
            <text:p>14279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360" calcext:value-type="float">
            <text:p>31360</text:p>
          </table:table-cell>
          <table:table-cell office:value-type="float" office:value="36652" calcext:value-type="float">
            <text:p>36652</text:p>
          </table:table-cell>
          <table:table-cell office:value-type="float" office:value="41184" calcext:value-type="float">
            <text:p>41184</text:p>
          </table:table-cell>
          <table:table-cell office:value-type="float" office:value="13049" calcext:value-type="float">
            <text:p>13049</text:p>
          </table:table-cell>
          <table:table-cell office:value-type="float" office:value="26780" calcext:value-type="float">
            <text:p>26780</text:p>
          </table:table-cell>
          <table:table-cell office:value-type="float" office:value="14089" calcext:value-type="float">
            <text:p>1408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788" calcext:value-type="float">
            <text:p>27788</text:p>
          </table:table-cell>
          <table:table-cell office:value-type="float" office:value="36776" calcext:value-type="float">
            <text:p>36776</text:p>
          </table:table-cell>
          <table:table-cell office:value-type="float" office:value="44488" calcext:value-type="float">
            <text:p>44488</text:p>
          </table:table-cell>
          <table:table-cell office:value-type="float" office:value="12629" calcext:value-type="float">
            <text:p>12629</text:p>
          </table:table-cell>
          <table:table-cell office:value-type="float" office:value="29228" calcext:value-type="float">
            <text:p>29228</text:p>
          </table:table-cell>
          <table:table-cell office:value-type="float" office:value="12243" calcext:value-type="float">
            <text:p>12243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954" calcext:value-type="float">
            <text:p>26954</text:p>
          </table:table-cell>
          <table:table-cell office:value-type="float" office:value="36182" calcext:value-type="float">
            <text:p>36182</text:p>
          </table:table-cell>
          <table:table-cell office:value-type="float" office:value="45893" calcext:value-type="float">
            <text:p>45893</text:p>
          </table:table-cell>
          <table:table-cell office:value-type="float" office:value="12240" calcext:value-type="float">
            <text:p>12240</text:p>
          </table:table-cell>
          <table:table-cell office:value-type="float" office:value="29147" calcext:value-type="float">
            <text:p>29147</text:p>
          </table:table-cell>
          <table:table-cell office:value-type="float" office:value="13868" calcext:value-type="float">
            <text:p>1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LEIHEN PRO BENUTZ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table:formula="of:=[.B29]/[.B36]" office:value-type="float" office:value="53.3250907331236" calcext:value-type="float">
            <text:p>53,33</text:p>
          </table:table-cell>
          <table:table-cell table:style-name="ce1" table:formula="of:=[.C29]/[.C36]" office:value-type="float" office:value="12.1250217202433" calcext:value-type="float">
            <text:p>12,13</text:p>
          </table:table-cell>
          <table:table-cell table:style-name="ce1" table:formula="of:=[.D29]/[.D36]" office:value-type="float" office:value="12.5652888680132" calcext:value-type="float">
            <text:p>12,57</text:p>
          </table:table-cell>
          <table:table-cell table:style-name="ce1" table:formula="of:=[.E29]/[.E36]" office:value-type="float" office:value="39.4186201829961" calcext:value-type="float">
            <text:p>39,42</text:p>
          </table:table-cell>
          <table:table-cell table:style-name="ce1" table:formula="of:=[.F29]/[.F36]" office:value-type="float" office:value="13.006068891927" calcext:value-type="float">
            <text:p>13,01</text:p>
          </table:table-cell>
          <table:table-cell table:style-name="ce1" table:formula="of:=[.G29]/[.G36]" office:value-type="float" office:value="41.0289182434845" calcext:value-type="float">
            <text:p>41,03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table:formula="of:=[.B30]/[.B37]" office:value-type="float" office:value="37.8594085746444" calcext:value-type="float">
            <text:p>37,86</text:p>
          </table:table-cell>
          <table:table-cell table:style-name="ce1" table:formula="of:=[.C30]/[.C37]" office:value-type="float" office:value="18.2989055846852" calcext:value-type="float">
            <text:p>18,30</text:p>
          </table:table-cell>
          <table:table-cell table:style-name="ce1" table:formula="of:=[.D30]/[.D37]" office:value-type="float" office:value="30.9164519690836" calcext:value-type="float">
            <text:p>30,92</text:p>
          </table:table-cell>
          <table:table-cell table:style-name="ce1" table:formula="of:=[.E30]/[.E37]" office:value-type="float" office:value="32.9727540926708" calcext:value-type="float">
            <text:p>32,97</text:p>
          </table:table-cell>
          <table:table-cell table:style-name="ce1" table:formula="of:=[.F30]/[.F37]" office:value-type="float" office:value="17.4448971064452" calcext:value-type="float">
            <text:p>17,44</text:p>
          </table:table-cell>
          <table:table-cell table:style-name="ce1" table:formula="of:=[.G30]/[.G37]" office:value-type="float" office:value="39.6433080808081" calcext:value-type="float">
            <text:p>39,64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table:formula="of:=[.B31]/[.B38]" office:value-type="float" office:value="42.2977805178792" calcext:value-type="float">
            <text:p>42,30</text:p>
          </table:table-cell>
          <table:table-cell table:style-name="ce1" table:formula="of:=[.C29]/[.C37]" office:value-type="float" office:value="9.82221909420417" calcext:value-type="float">
            <text:p>9,82</text:p>
          </table:table-cell>
          <table:table-cell table:style-name="ce1" table:formula="of:=[.D29]/[.D37]" office:value-type="float" office:value="15.1476458763908" calcext:value-type="float">
            <text:p>15,15</text:p>
          </table:table-cell>
          <table:table-cell table:style-name="ce1" table:formula="of:=[.E29]/[.E37]" office:value-type="float" office:value="34.1421299242205" calcext:value-type="float">
            <text:p>34,14</text:p>
          </table:table-cell>
          <table:table-cell table:style-name="ce1" table:formula="of:=[.F29]/[.F37]" office:value-type="float" office:value="13.5812180089836" calcext:value-type="float">
            <text:p>13,58</text:p>
          </table:table-cell>
          <table:table-cell table:style-name="ce1" table:formula="of:=[.G29]/[.G37]" office:value-type="float" office:value="36.2758838383838" calcext:value-type="float">
            <text:p>36,28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table:formula="of:=[.B32]/[.B39]" office:value-type="float" office:value="38.2212691326531" calcext:value-type="float">
            <text:p>38,22</text:p>
          </table:table-cell>
          <table:table-cell table:style-name="ce1" table:formula="of:=[.C30]/[.C38]" office:value-type="float" office:value="16.0856250193337" calcext:value-type="float">
            <text:p>16,09</text:p>
          </table:table-cell>
          <table:table-cell table:style-name="ce1" table:formula="of:=[.D30]/[.D38]" office:value-type="float" office:value="33.6082728056137" calcext:value-type="float">
            <text:p>33,61</text:p>
          </table:table-cell>
          <table:table-cell table:style-name="ce1" table:formula="of:=[.E30]/[.E38]" office:value-type="float" office:value="41.9549536287355" calcext:value-type="float">
            <text:p>41,95</text:p>
          </table:table-cell>
          <table:table-cell table:style-name="ce1" table:formula="of:=[.F30]/[.F38]" office:value-type="float" office:value="14.4442842727404" calcext:value-type="float">
            <text:p>14,44</text:p>
          </table:table-cell>
          <table:table-cell table:style-name="ce1" table:formula="of:=[.G30]/[.G38]" office:value-type="float" office:value="35.1817354156454" calcext:value-type="float">
            <text:p>35,18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table:formula="of:=[.B31]/[.B40]" office:value-type="float" office:value="49.3788685763639" calcext:value-type="float">
            <text:p>49,38</text:p>
          </table:table-cell>
          <table:table-cell table:style-name="ce1" table:formula="of:=[.C31]/[.C40]" office:value-type="float" office:value="24.4180987600609" calcext:value-type="float">
            <text:p>24,42</text:p>
          </table:table-cell>
          <table:table-cell table:style-name="ce1" table:formula="of:=[.D31]/[.D40]" office:value-type="float" office:value="21.3315950368639" calcext:value-type="float">
            <text:p>21,33</text:p>
          </table:table-cell>
          <table:table-cell table:style-name="ce1" table:formula="of:=[.E33]/[.E41]" office:value-type="float" office:value="23.543137254902" calcext:value-type="float">
            <text:p>23,54</text:p>
          </table:table-cell>
          <table:table-cell table:style-name="ce1" table:formula="of:=[.F31]/[.F40]" office:value-type="float" office:value="32.5372930067059" calcext:value-type="float">
            <text:p>32,54</text:p>
          </table:table-cell>
          <table:table-cell table:style-name="ce1" table:formula="of:=[.G31]/[.G40]" office:value-type="float" office:value="58.1687494895042" calcext:value-type="float">
            <text:p>58,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15:57:58.6147294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Jochum</meta:initial-creator>
    <meta:creation-date>2019-11-22T09:24:59.040398504</meta:creation-date>
    <dc:date>2020-02-25T16:10:17.100724873</dc:date>
    <dc:creator>Uwe Jochum</dc:creator>
    <meta:editing-duration>PT1H7M55S</meta:editing-duration>
    <meta:editing-cycles>42</meta:editing-cycles>
    <meta:generator>LibreOffice/6.0.7.3$Linux_X86_64 LibreOffice_project/00m0$Build-3</meta:generator>
    <meta:document-statistic meta:table-count="1" meta:cell-count="366" meta:object-count="0"/>
  </office:meta>
</office:document-meta>
</file>